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b8717" officeooo:paragraph-rsid="001b8717"/>
    </style:style>
    <style:style style:name="P2" style:family="paragraph" style:parent-style-name="Standard">
      <style:text-properties officeooo:rsid="001d7f63" officeooo:paragraph-rsid="001d7f63"/>
    </style:style>
    <style:style style:name="P3" style:family="paragraph" style:parent-style-name="Standard">
      <style:text-properties officeooo:rsid="00203251" officeooo:paragraph-rsid="00203251"/>
    </style:style>
    <style:style style:name="P4" style:family="paragraph" style:parent-style-name="Standard">
      <style:text-properties officeooo:rsid="0020be48" officeooo:paragraph-rsid="0020be48"/>
    </style:style>
    <style:style style:name="T1" style:family="text">
      <style:text-properties officeooo:rsid="001cd9d4"/>
    </style:style>
    <style:style style:name="T2" style:family="text">
      <style:text-properties officeooo:rsid="001e8000"/>
    </style:style>
    <style:style style:name="T3" style:family="text">
      <style:text-properties officeooo:rsid="002032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Web-Development</text:p>
      <text:p text:style-name="P1"/>
      <text:p text:style-name="P1">Ideas for Project:</text:p>
      <text:p text:style-name="P1"/>
      <text:p text:style-name="P1">- Cocktail DB<text:line-break/><text:tab/> - Website for Queries like “Which Cocktail can I make with these ingredients?”<text:line-break/><text:line-break/><text:tab/> - Login System for Users which want to share experience from own cocktails with maybe <text:tab/> new <text:span text:style-name="T1">ingredient</text:span> (Picture, Experience, rating)</text:p>
      <text:p text:style-name="P1"/>
      <text:p text:style-name="P1"><text:tab/>-<text:span text:style-name="T1">REST API for getting Cocktail information</text:span></text:p>
      <text:p text:style-name="P1"/>
      <text:p text:style-name="P2">Task-Distribution</text:p>
      <text:p text:style-name="P2"/>
      <text:p text:style-name="P2">- Backend: Francesco, Lukas</text:p>
      <text:p text:style-name="P2"><text:tab/></text:p>
      <text:p text:style-name="P2">- Query for Ingredients/Cocktails REST API: Lukas <text:s/><text:line-break/> [Return JSON-Object which Cocktail-Information]<text:line-break/></text:p>
      <text:p text:style-name="P2">- Database and Login: <text:span text:style-name="T3">Francesco</text:span><text:line-break/></text:p>
      <text:p text:style-name="P2">- Update and ADD own Cocktail Instruction: <text:span text:style-name="T3">Francesco</text:span></text:p>
      <text:p text:style-name="P2"/>
      <text:p text:style-name="P2">- <text:span text:style-name="T2">Write Review on Cocktail-Recipe: <text:s/>Francesco</text:span></text:p>
      <text:p text:style-name="P2"/>
      <text:p text:style-name="P2"/>
      <text:p text:style-name="P2"/>
      <text:p text:style-name="P2">- Frontend: Nancy, Ernest</text:p>
      <text:p text:style-name="P2"/>
      <text:p text:style-name="P3">Display-Page: both</text:p>
      <text:p text:style-name="P3"/>
      <text:p text:style-name="P3">Login-Page: both</text:p>
      <text:p text:style-name="P3"/>
      <text:p text:style-name="P3">Profil-Page: both</text:p>
      <text:p text:style-name="P3"/>
      <text:p text:style-name="P3"><text:line-break/><text:line-break/>Working-Steps:</text:p>
      <text:p text:style-name="P3"/>
      <text:p text:style-name="P4">0. Django-Introduction</text:p>
      <text:p text:style-name="P3"/>
      <text:p text:style-name="P3">1. Database</text:p>
      <text:p text:style-name="P3"/>
      <text:p text:style-name="P3">2. REST-API for Query and User Login and methods</text:p>
      <text:p text:style-name="P3"/>
      <text:p text:style-name="P3">3. Frontend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8T20:26:16.517453903</meta:creation-date>
    <dc:date>2020-10-08T21:16:35.370526580</dc:date>
    <meta:editing-duration>PT6M35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20" meta:word-count="108" meta:character-count="774" meta:non-whitespace-character-count="667"/>
  </office:meta>
</office:document-meta>
</file>